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649" officeooo:paragraph-rsid="00018649"/>
    </style:style>
    <style:style style:name="P2" style:family="paragraph" style:parent-style-name="Preformatted_20_Text">
      <style:text-properties officeooo:rsid="00034da3" officeooo:paragraph-rsid="00018649"/>
    </style:style>
    <style:style style:name="T1" style:family="text">
      <style:text-properties officeooo:rsid="0001b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quoi va servir le repertoire des activités de traitement des données ?</text:p>
      <text:p text:style-name="P1"/>
      <text:p text:style-name="P1">Le registre du responsbale du traitement doit document les indications suivantes :</text:p>
      <text:p text:style-name="P1">- L’identité du responsable du traitement</text:p>
      <text:p text:style-name="P1">- La finalité du traitement</text:p>
      <text:p text:style-name="P1">- Une description des catégories de personnes concernées et des données personnelles traitées</text:p>
      <text:p text:style-name="P1">- Catégorie de destinataire</text:p>
      <text:p text:style-name="P1">- Dans la meure du possible, le délai de conservation ou critère pour déterminer la durée de conservation</text:p>
      <text:p text:style-name="P1">- Description des mesures visant à garantir la sécurité des données <text:span text:style-name="T1">selon l’art8</text:span></text:p>
      <text:p text:style-name="P1">- <text:span text:style-name="T1">En cas de communication des données personnelles à l’étranger, le nom de l’état concerné et les garanties prévues par l’art 16 al 2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4T15:10:40.964858180</dc:date>
    <meta:editing-duration>PT2M43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9" meta:word-count="108" meta:character-count="660" meta:non-whitespace-character-count="561"/>
  </office:meta>
</office:document-meta>
</file>